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ParameterJdbcTemplateTests.testQueryWithRowMapperNo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medParameterJdbcTemplateTests.test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dParameterJdbcTemplateTests.testQueryWithResultSetExtractorNo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medParameterJdbcTemplateTests.testExecu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amedParameterJdbcTemplateTests.testQueryWithRowCallbackHandlerNo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medParameterJdbcTemplateTests.testUpdateWithTyp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dParameterJdbcTemplateTests.testBatchUpdateWith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dParameterJdbcTemplateTests.testQueryForStreamWith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amedParameterJdbcTemplateTests.testBatchUpdateWithInCl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amedParameterJdbcTemplateTests.testNullDataSourceProvidedTo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ParameterJdbcTemplateTests.testQueryWithResultSe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amedParameterJdbcTemplateTests.testExecuteNo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dParameterJdbcTemplateTests.testQueryWith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amedParameterJdbcTemplateTests.testQueryWithRowCallback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amedParameterJdbcTemplateTests.testBatchUpdateWithSqlParameter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amedParameterJdbcTemplateTests.test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dParameterJdbc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dParameterJdbcTemplateTests.testQueryForObjectWith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amedParameterJdbcTemplateTests.testExecuteWithTyp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dParameterJdbcTemplateTests.testNullJdbcTemplateProvidedTo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ParameterJdbcTemplateTests.testTemplat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Tests.testBatchUpdateWithSqlParameterSourcePlusTyp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amedParameterJdbcTemplateTests.testBatchUpdateWithPlai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